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9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11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12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13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14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15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16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17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18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19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20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21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23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24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rsid="001ff7e3" officeooo:paragraph-rsid="001ff7e3" style:font-size-asian="12pt" style:font-size-complex="12pt"/>
    </style:style>
    <style:style style:name="P2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2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46c0c1" fo:background-color="#dddddd" loext:char-shading-value="0"/>
    </style:style>
    <style:style style:name="T6" style:family="text">
      <style:text-properties officeooo:rsid="004594c4" fo:background-color="#dddddd" loext:char-shading-value="0"/>
    </style:style>
    <style:style style:name="T7" style:family="text">
      <style:text-properties officeooo:rsid="0018370d" fo:background-color="#dddddd" loext:char-shading-value="0"/>
    </style:style>
    <style:style style:name="T8" style:family="text">
      <style:text-properties officeooo:rsid="00190139" fo:background-color="#dddddd" loext:char-shading-value="0"/>
    </style:style>
    <style:style style:name="T9" style:family="text">
      <style:text-properties officeooo:rsid="001a5766" fo:background-color="#dddddd" loext:char-shading-value="0"/>
    </style:style>
    <style:style style:name="T10" style:family="text">
      <style:text-properties officeooo:rsid="001ac8c9" fo:background-color="#dddddd" loext:char-shading-value="0"/>
    </style:style>
    <style:style style:name="T11" style:family="text">
      <style:text-properties officeooo:rsid="001c09b9" fo:background-color="#dddddd" loext:char-shading-value="0"/>
    </style:style>
    <style:style style:name="T12" style:family="text">
      <style:text-properties officeooo:rsid="01196b2a" fo:background-color="#dddddd" loext:char-shading-value="0"/>
    </style:style>
    <style:style style:name="T13" style:family="text">
      <style:text-properties fo:font-variant="normal" fo:text-transform="none" fo:color="#202124" loext:opacity="100%" fo:letter-spacing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18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21" style:family="text">
      <style:text-properties style:font-name="Ubuntu" fo:font-size="14pt" fo:background-color="transparent" loext:char-shading-value="0" style:font-size-asian="14pt" style:font-size-complex="14pt"/>
    </style:style>
    <style:style style:name="T22" style:family="text">
      <style:text-properties style:font-name="Ubuntu" fo:font-size="14pt" officeooo:rsid="00d62ce1" fo:background-color="transparent" loext:char-shading-value="0" style:font-size-asian="14pt" style:font-size-complex="14pt"/>
    </style:style>
    <style:style style:name="T23" style:family="text">
      <style:text-properties style:font-name="Ubuntu" fo:font-size="14pt" style:font-size-asian="14pt" style:font-size-complex="14pt"/>
    </style:style>
    <style:style style:name="T24" style:family="text">
      <style:text-properties style:font-name="Ubuntu" fo:font-size="14pt" officeooo:rsid="01196b2a" style:font-size-asian="14pt" style:font-size-complex="14pt"/>
    </style:style>
    <style:style style:name="T25" style:family="text">
      <style:text-properties style:font-name="Ubuntu" fo:font-size="14pt" officeooo:rsid="011e38c3" style:font-size-asian="14pt" style:font-size-complex="14pt"/>
    </style:style>
    <style:style style:name="T26" style:family="text">
      <style:text-properties style:font-name="Ubuntu" fo:background-color="transparent" loext:char-shading-value="0"/>
    </style:style>
    <style:style style:name="T27" style:family="text">
      <style:text-properties style:font-name="Ubuntu" officeooo:rsid="00d62ce1" fo:background-color="transparent" loext:char-shading-value="0"/>
    </style:style>
    <style:style style:name="T28" style:family="text">
      <style:text-properties style:font-name="Ubuntu" officeooo:rsid="01196b2a"/>
    </style:style>
    <style:style style:name="T29" style:family="text">
      <style:text-properties officeooo:rsid="00061a81"/>
    </style:style>
    <style:style style:name="T30" style:family="text">
      <style:text-properties officeooo:rsid="0008810e"/>
    </style:style>
    <style:style style:name="T31" style:family="text">
      <style:text-properties officeooo:rsid="0009a627"/>
    </style:style>
    <style:style style:name="T32" style:family="text">
      <style:text-properties officeooo:rsid="0009f3ca"/>
    </style:style>
    <style:style style:name="T33" style:family="text"/>
    <style:style style:name="T34" style:family="text">
      <style:text-properties officeooo:rsid="000e92bf"/>
    </style:style>
    <style:style style:name="T35" style:family="text">
      <style:text-properties officeooo:rsid="000fe590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46c0c1" fo:background-color="transparent" loext:char-shading-value="0"/>
    </style:style>
    <style:style style:name="T38" style:family="text">
      <style:text-properties officeooo:rsid="00479e95" fo:background-color="transparent" loext:char-shading-value="0"/>
    </style:style>
    <style:style style:name="T39" style:family="text">
      <style:text-properties officeooo:rsid="01288dd4" fo:background-color="transparent" loext:char-shading-value="0"/>
    </style:style>
    <style:style style:name="T40" style:family="text">
      <style:text-properties officeooo:rsid="00471e5c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1e5e83" fo:background-color="transparent" loext:char-shading-value="0"/>
    </style:style>
    <style:style style:name="T43" style:family="text">
      <style:text-properties officeooo:rsid="00d62ce1" fo:background-color="transparent" loext:char-shading-value="0"/>
    </style:style>
    <style:style style:name="T44" style:family="text">
      <style:text-properties officeooo:rsid="0046c0c1"/>
    </style:style>
    <style:style style:name="T45" style:family="text">
      <style:text-properties officeooo:rsid="00471e5c"/>
    </style:style>
    <style:style style:name="T46" style:family="text">
      <style:text-properties officeooo:rsid="0014b0e1"/>
    </style:style>
    <style:style style:name="T47" style:family="text">
      <style:text-properties officeooo:rsid="0018370d"/>
    </style:style>
    <style:style style:name="T48" style:family="text">
      <style:text-properties officeooo:rsid="00190139"/>
    </style:style>
    <style:style style:name="T49" style:family="text">
      <style:text-properties officeooo:rsid="001a5766"/>
    </style:style>
    <style:style style:name="T50" style:family="text">
      <style:text-properties officeooo:rsid="001ac8c9"/>
    </style:style>
    <style:style style:name="T51" style:family="text">
      <style:text-properties officeooo:rsid="001c09b9"/>
    </style:style>
    <style:style style:name="T52" style:family="text">
      <style:text-properties officeooo:rsid="01196b2a"/>
    </style:style>
    <style:style style:name="T53" style:family="text">
      <style:text-properties officeooo:rsid="01196b2a"/>
    </style:style>
    <style:style style:name="T54" style:family="text">
      <style:text-properties officeooo:rsid="001ceea4"/>
    </style:style>
    <style:style style:name="T55" style:family="text">
      <style:text-properties officeooo:rsid="001e5e83"/>
    </style:style>
    <style:style style:name="T56" style:family="text">
      <style:text-properties officeooo:rsid="011e38c3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11e38c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ole.log( <text:s/>) </text:span><text:s/>- Mostra no console</text:p>
      <text:p text:style-name="P1"/>
      <text:p text:style-name="P1"><text:span text:style-name="T1">alert( <text:s/>) </text:span><text:s/>- Mostra uma janela de alerta na pagina</text:p>
      <text:p text:style-name="P1"/>
      <text:p text:style-name="P1"><text:span text:style-name="T1">confirm( <text:s/>) </text:span><text:s/>- Mostra uma janela de confirmação na pagina</text:p>
      <text:p text:style-name="P1"/>
      <text:p text:style-name="P1"><text:span text:style-name="T1">prompt( <text:s/>) </text:span><text:s/>- Mostra uma janela de pergunta na pagina</text:p>
      <text:p text:style-name="P1"/>
      <text:p text:style-name="P1"><text:span text:style-name="T1">document.write( <text:s/>) </text:span><text:s/>- Escreve no documento</text:p>
      <text:p text:style-name="P1"/>
      <text:p text:style-name="P1"><text:span text:style-name="T1">var </text:span><text:s/>- variavel</text:p>
      <text:p text:style-name="P1"/>
      <text:p text:style-name="P1"><text:span text:style-name="T1">let </text:span><text:s/>- variavel atualizada</text:p>
      <text:p text:style-name="P1"/>
      <text:p text:style-name="P1"><text:span text:style-name="T1">const </text:span><text:s/>- constante (valor fixo)</text:p>
      <text:p text:style-name="P1"/>
      <text:p text:style-name="P1"><text:span text:style-name="T1">typeof( <text:s/>) </text:span><text:s/>- Mostra o tipo primitivo</text:p>
      <text:p text:style-name="P1"/>
      <text:p text:style-name="P1"><text:span text:style-name="T1">parseInt( <text:s/>) </text:span><text:s/>- Converte para numero inteiro</text:p>
      <text:p text:style-name="P1"/>
      <text:p text:style-name="P1"><text:span text:style-name="T1">parseFloat( <text:s/>) </text:span><text:s/>- Converte para numero flutuante</text:p>
      <text:p text:style-name="P1"/>
      <text:p text:style-name="P1"><text:span text:style-name="T1">Number( <text:s/>) </text:span><text:s/>- Converte para sua categoria numerica</text:p>
      <text:p text:style-name="P1"/>
      <text:p text:style-name="P1"><text:span text:style-name="T1">toString( <text:s/>) </text:span><text:s/>- Converte para string</text:p>
      <text:p text:style-name="P1"/>
      <text:p text:style-name="P1"><text:span text:style-name="T1">String( <text:s/>) </text:span><text:s/>- Converte para string</text:p>
      <text:p text:style-name="P1"/>
      <text:p text:style-name="P1"><text:span text:style-name="T1">.length </text:span><text:s/>- Mostra a quantidade de elementos/caracteres</text:p>
      <text:p text:style-name="P1"/>
      <text:p text:style-name="P1"><text:span text:style-name="T1">.toUpperCase( <text:s/>) </text:span><text:s/>- Transforma em maiusculas</text:p>
      <text:p text:style-name="P1"/>
      <text:p text:style-name="P1"><text:span text:style-name="T1">.toLowerCase( <text:s/>) </text:span><text:s/>- Transforma em minusculas</text:p>
      <text:p text:style-name="P1"/>
      <text:p text:style-name="P1"><text:span text:style-name="T1">.toFixed( <text:s/>) </text:span><text:s/>- Define a quantidade de casas decimais</text:p>
      <text:p text:style-name="P1"/>
      <text:p text:style-name="P1"><text:span text:style-name="T1">.replace(' ', ' ') </text:span><text:s/>- Troca uma coisa por outra</text:p>
      <text:p text:style-name="P1"/>
      <text:p text:style-name="P1"><text:span text:style-name="T1">.innerText = ' ' </text:span><text:s/>- Adiciona um texto</text:p>
      <text:p text:style-name="P1"/>
      <text:p text:style-name="P1"><text:span text:style-name="T1">.innerHTML = ' ' </text:span><text:s/>- Adiciona um texto que permite formatação em html</text:p>
      <text:p text:style-name="P1"/>
      <text:p text:style-name="P1"><text:span text:style-name="T1">.text = ' ' </text:span><text:s/>- Adiciona conteudo em uma opção (tag &lt;option&gt;)</text:p>
      <text:p text:style-name="P1"/>
      <text:p text:style-name="P1"><text:span text:style-name="T1">${ <text:s/>} </text:span><text:s/>- troca pelo valor do elemento que esta dentro</text:p>
      <text:p text:style-name="P1"/>
      <text:p text:style-name="P1"><text:soft-page-break/><text:span text:style-name="T1">.getDay( <text:s/>) </text:span><text:s/>- Pega o dia da semana</text:p>
      <text:p text:style-name="P1"/>
      <text:p text:style-name="P1"><text:span text:style-name="T1">.getDate( <text:s/>) </text:span><text:s/>- Pega o dia do mês</text:p>
      <text:p text:style-name="P1"/>
      <text:p text:style-name="P1"><text:span text:style-name="T1">.getMonth( <text:s/>) </text:span><text:s/>- Pega o mês</text:p>
      <text:p text:style-name="P1"/>
      <text:p text:style-name="P1"><text:span text:style-name="T1">.getFullYear( <text:s/>) </text:span><text:s/>- Pega o ano</text:p>
      <text:p text:style-name="P1"/>
      <text:p text:style-name="P1"><text:span text:style-name="T1">.toLocaleString(idioma, { <text:s/>}) </text:span><text:s/>- Configura como o numero será mostrado</text:p>
      <text:p text:style-name="P1"/>
      <text:p text:style-name="P1"><text:span text:style-name="T1">.style.cssText = ` ` </text:span><text:s/>- Possibilita a estilização em formato css</text:p>
      <text:p text:style-name="P1"/>
      <text:p text:style-name="P1"><text:span text:style-name="T1">.style.color = ' ' </text:span><text:s/>- Muda a cor de algum elemento</text:p>
      <text:p text:style-name="P1"/>
      <text:p text:style-name="P1"><text:span text:style-name="T1">.style.background = ' ' </text:span><text:s/>- Muda a cor de fundo de algum elemento</text:p>
      <text:p text:style-name="P1"/>
      <text:p text:style-name="P1"><text:span text:style-name="T1">on </text:span><text:s/>- Prefixo de ligação de ação</text:p>
      <text:p text:style-name="P1"/>
      <text:p text:style-name="P1"><text:span text:style-name="T1">onload = ' ' </text:span><text:s/>- Faz a função carregar junto do site</text:p>
      <text:p text:style-name="P1"/>
      <text:p text:style-name="P1"><text:span text:style-name="T1">click </text:span><text:s/>- Clicar</text:p>
      <text:p text:style-name="P1"/>
      <text:p text:style-name="P1"><text:span text:style-name="T1">mouseover </text:span><text:s/>- Cursor entrar</text:p>
      <text:p text:style-name="P1"/>
      <text:p text:style-name="P1"><text:span text:style-name="T1">mouseout </text:span><text:s/>- Cursor sair</text:p>
      <text:p text:style-name="P1"/>
      <text:p text:style-name="P1"><text:span text:style-name="T1">mousemove </text:span><text:s/>- Cursor se mover</text:p>
      <text:p text:style-name="P1"/>
      <text:p text:style-name="P1"><text:span text:style-name="T1">mousedown </text:span><text:s/>- Clicar e segurar</text:p>
      <text:p text:style-name="P1"/>
      <text:p text:style-name="P1"><text:span text:style-name="T1">mouseup </text:span><text:s/>- Soltar o clique</text:p>
      <text:p text:style-name="P1"/>
      <text:p text:style-name="P1"><text:span text:style-name="T1">.addEventListener(' ', ) </text:span><text:s/>- Presta atenção em um determinado evento</text:p>
      <text:p text:style-name="P1"/>
      <text:p text:style-name="P1"><text:span text:style-name="T1">document.getElementsByTagName(' ') </text:span><text:s/>- Seleciona todas as tags de algum tipo</text:p>
      <text:p text:style-name="P1"/>
      <text:p text:style-name="P1"><text:span text:style-name="T1">document.getElementById(' ') </text:span><text:s/>- Seleciona o elemento pelo Id</text:p>
      <text:p text:style-name="P1"/>
      <text:p text:style-name="P1"><text:span text:style-name="T1">document.getElementsByName(' ') </text:span><text:s/>- Seleciona todos os elementos que tenham o mesmo nome</text:p>
      <text:p text:style-name="P1"/>
      <text:p text:style-name="P1"><text:span text:style-name="T1">document.getElementsByClassName(' ') </text:span><text:s/>- Seleciona todos os elementos que tenham a mesma classe</text:p>
      <text:p text:style-name="P1"/>
      <text:p text:style-name="P1"><text:span text:style-name="T1">document.querySelectorAll(' ') </text:span><text:s/>- Seleciona o elemento pelo seletor</text:p>
      <text:p text:style-name="P1"/>
      <text:p text:style-name="P2"><text:soft-page-break/><text:span text:style-name="T1">document.querySelector(' ') </text:span><text:s/>- Seleciona todos os elementos que tenham o mesmo seletor</text:p>
      <text:p text:style-name="P1"/>
      <text:p text:style-name="P2"><text:span text:style-name="T1">document.createElement(' ') </text:span><text:s/>- Cria uma tag</text:p>
      <text:p text:style-name="P2"/>
      <text:p text:style-name="P1"><text:span text:style-name="T1">.setAttribute(' ', ' ') </text:span><text:s/>- Cria um atributo e define seu valor</text:p>
      <text:p text:style-name="P1"/>
      <text:p text:style-name="P1"><text:span text:style-name="T1">.appendChild( <text:s/>) </text:span><text:s/>- Adiciona um elemento como filho</text:p>
      <text:p text:style-name="P1"/>
      <text:p text:style-name="P1"><text:span text:style-name="T1">.insertAdjacentElement(' ') </text:span><text:s/>- Configura e adiciona em que posição algum elemento será adicionado</text:p>
      <text:p text:style-name="P1"/>
      <text:p text:style-name="P1"><text:span text:style-name="T1">.checked </text:span><text:s/>- Checado</text:p>
      <text:p text:style-name="P1"/>
      <text:p text:style-name="P1"><text:span text:style-name="T1">if </text:span><text:s/>- Se</text:p>
      <text:p text:style-name="P1"/>
      <text:p text:style-name="P1"><text:span text:style-name="T1">el</text:span><text:span text:style-name="T2">se </text:span><text:s/>- Se não</text:p>
      <text:p text:style-name="P1"/>
      <text:p text:style-name="P1"><text:span text:style-name="T1">else if </text:span><text:s/>- Se não, se</text:p>
      <text:p text:style-name="P1"/>
      <text:p text:style-name="P1"><text:span text:style-name="T1">switch( <text:s/>) </text:span><text:s/>-Testar</text:p>
      <text:p text:style-name="P1"/>
      <text:p text:style-name="P1"><text:span text:style-name="T1">case </text:span><text:s/>- Caso resulte</text:p>
      <text:p text:style-name="P1"/>
      <text:p text:style-name="P1"><text:span text:style-name="T1">default </text:span><text:s/>- Padrão</text:p>
      <text:p text:style-name="P1"/>
      <text:p text:style-name="P1"><text:span text:style-name="T1">? </text:span><text:s/>- Pergunta</text:p>
      <text:p text:style-name="P1"/>
      <text:p text:style-name="P1"><text:span text:style-name="T1">: </text:span><text:s/>- Se true : se false</text:p>
      <text:p text:style-name="P1"/>
      <text:p text:style-name="P1"><text:span text:style-name="T1">! </text:span><text:s/>- Não</text:p>
      <text:p text:style-name="P1"/>
      <text:p text:style-name="P1"><text:span text:style-name="T1">&amp;&amp; </text:span><text:s/>- E</text:p>
      <text:p text:style-name="P1"/>
      <text:p text:style-name="P1"><text:span text:style-name="T1">|| </text:span><text:s/>- Ou</text:p>
      <text:p text:style-name="P1"/>
      <text:p text:style-name="P1"><text:span text:style-name="T1">&gt; </text:span><text:s/>- Maior</text:p>
      <text:p text:style-name="P1"/>
      <text:p text:style-name="P1"><text:span text:style-name="T1">&lt; </text:span><text:s/>- Menor</text:p>
      <text:p text:style-name="P1"/>
      <text:p text:style-name="P1"><text:span text:style-name="T1">= </text:span><text:s/>- Recebe</text:p>
      <text:p text:style-name="P1"/>
      <text:p text:style-name="P1"><text:span text:style-name="T1">== </text:span><text:s/>- Igual</text:p>
      <text:p text:style-name="P1"/>
      <text:p text:style-name="P1"><text:span text:style-name="T1">!= </text:span><text:s/>- Diferente</text:p>
      <text:p text:style-name="P1"/>
      <text:p text:style-name="P1"><text:soft-page-break/><text:span text:style-name="T1">while( <text:s/>) </text:span><text:s/>- Enquanto</text:p>
      <text:p text:style-name="P1"/>
      <text:p text:style-name="P1"><text:span text:style-name="T1">do... while( <text:s/>) </text:span><text:s/>- Faça... Enquanto</text:p>
      <text:p text:style-name="P1"/>
      <text:p text:style-name="P1"><text:span text:style-name="T1">for( <text:s/>) </text:span><text:s/>- Repete se uma condição é verdadeira</text:p>
      <text:p text:style-name="P1"/>
      <text:p text:style-name="P1"><text:span text:style-name="T1">in </text:span><text:s/>- percorre um objeto automaticamente</text:p>
      <text:p text:style-name="P1"/>
      <text:p text:style-name="P1"><text:span text:style-name="T1">of </text:span><text:s/>- Percorre um array automaticamente</text:p>
      <text:p text:style-name="P1"/>
      <text:p text:style-name="P1"><text:span text:style-name="T1">break </text:span><text:s/>- Encerra</text:p>
      <text:p text:style-name="P1"/>
      <text:p text:style-name="P1"><text:span text:style-name="T1">[ <text:s/>] </text:span><text:s/>- Array</text:p>
      <text:p text:style-name="P1"/>
      <text:p text:style-name="P1"><text:span text:style-name="T1">{ <text:s/>} </text:span><text:s/>- Objeto</text:p>
      <text:p text:style-name="P1"/>
      <text:p text:style-name="P1"><text:span text:style-name="T1">… </text:span><text:s/>- spread / rest</text:p>
      <text:p text:style-name="P1"/>
      <text:p text:style-name="P1"><text:span text:style-name="T1">.indexOf( <text:s/>) </text:span><text:s/>- Busca algum elemento dentro de um array e retorna sua posição, se o elemento não existir retorna -1</text:p>
      <text:p text:style-name="P1"/>
      <text:p text:style-name="P1"><text:span text:style-name="T1">.push( <text:s/>) </text:span><text:s/>- Adiciona dentro de um array na ultima posição</text:p>
      <text:p text:style-name="P1"/>
      <text:p text:style-name="P1"><text:span text:style-name="T1">.sort( <text:s/>) </text:span><text:s/>- Coloca os elementos em ordem crescente</text:p>
      <text:p text:style-name="P1"/>
      <text:p text:style-name="P1"><text:span text:style-name="T1">.map( <text:s/>) </text:span><text:s/>- Percorre um array transformando seus elementos e no final gera outro array com os elementos ja transformados</text:p>
      <text:p text:style-name="P1"/>
      <text:p text:style-name="P1"><text:span text:style-name="T1">.filter( <text:s/>) </text:span><text:s/>- Percorre um array filtrando seus elementos e no final gera outro array com os elementos que passaram no filtro</text:p>
      <text:p text:style-name="P1"/>
      <text:p text:style-name="P1"><text:span text:style-name="T1">.reduce( <text:s/>) </text:span><text:s/>- Percorre um array e no final gera um unico valor</text:p>
      <text:p text:style-name="P1"/>
      <text:p text:style-name="P1"><text:span text:style-name="T1">delete </text:span><text:s/>- Deleta propriedades de objetos</text:p>
      <text:p text:style-name="P1"/>
      <text:p text:style-name="P1"><text:span text:style-name="T1">Object.assign( <text:s/>) </text:span><text:s/>- Junta dois ou mais objetos</text:p>
      <text:p text:style-name="P1"/>
      <text:p text:style-name="P1"><text:span text:style-name="T1">{ <text:s/>} </text:span><text:s/>- Extrai dados de objetos, pegando o nome da propriedade e transformando em variavel</text:p>
      <text:p text:style-name="P1"/>
      <text:p text:style-name="P1"><text:span text:style-name="T1">get </text:span><text:s/>- É usado quando um metodo retorna um valor</text:p>
      <text:p text:style-name="P1"/>
      <text:p text:style-name="P1"><text:span text:style-name="T1">set </text:span><text:s/>- É usado quando um metodo altera / define um valor</text:p>
      <text:p text:style-name="P1"/>
      <text:p text:style-name="P1"><text:span text:style-name="T1">Object.keys( <text:s/>) </text:span><text:s/>- Retorna um array com todas as propriedades de um objeto</text:p>
      <text:p text:style-name="P1"/>
      <text:p text:style-name="P1"><text:soft-page-break/><text:span text:style-name="T1">Object.values( <text:s/>) </text:span><text:s/>- Retorna um array com todos os valores de um objeto</text:p>
      <text:p text:style-name="P1"/>
      <text:p text:style-name="P1"><text:span text:style-name="T1">this. </text:span><text:s/>- Faz referencia ao elemento em si</text:p>
      <text:p text:style-name="P1"/>
      <text:p text:style-name="P1"><text:span text:style-name="T1">setInterval( <text:s/>) </text:span><text:s/>- Executa alguma função em intervalos de milisegundos</text:p>
      <text:p text:style-name="P1"/>
      <text:p text:style-name="P1"><text:span text:style-name="T1">setTimeout( <text:s/>) </text:span><text:s/>- Executa alguma função assim que o tempo em milisegundos acaba</text:p>
      <text:p text:style-name="P1"/>
      <text:p text:style-name="P1"><text:span text:style-name="T1">function </text:span><text:s/>- Cria uma função</text:p>
      <text:p text:style-name="P1"/>
      <text:p text:style-name="P1"><text:span text:style-name="T1">=&gt; </text:span><text:s/>- Cria uma arrow function</text:p>
      <text:p text:style-name="P1"/>
      <text:p text:style-name="P1"><text:span text:style-name="T1">init </text:span><text:s/>- Isola uma função</text:p>
      <text:p text:style-name="P1"/>
      <text:p text:style-name="P1"><text:span text:style-name="T1">return </text:span><text:s/>- Retorna algum valor de uma função</text:p>
      <text:p text:style-name="P1"/>
      <text:p text:style-name="P1"><text:span text:style-name="T1">import </text:span><text:s/>- Importa o conteudo</text:p>
      <text:p text:style-name="P1"/>
      <text:p text:style-name="P1"><text:span text:style-name="T1">export </text:span><text:s/>- Exporta o conteudo</text:p>
      <text:p text:style-name="P1"/>
      <text:p text:style-name="P1"><text:span text:style-name="T1">export default </text:span><text:s/>- Exporta o conteudo como principal</text:p>
      <text:p text:style-name="P1"/>
      <text:p text:style-name="P1"><text:span text:style-name="T1">from " " </text:span><text:s/>- Especifica o caminho do arquivo em que o conteudo esta </text:p>
      <text:p text:style-name="P1"/>
      <text:p text:style-name="P1"><text:span text:style-name="T1">as </text:span><text:s/>- altera o nome colocando um apelido</text:p>
      <text:p text:style-name="P1"/>
      <text:p text:style-name="P4"><text:span text:style-name="T1">* </text:span><text:s/>- Seleciona todos<text:span text:style-name="T13"> ↑</text:span></text:p>
      <text:p text:style-name="P5"/>
      <text:p text:style-name="P1"><text:span text:style-name="T1">// </text:span><text:s/>- <text:span text:style-name="T30">Regex literal</text:span></text:p>
      <text:p text:style-name="P1"/>
      <text:p text:style-name="P6"><text:span text:style-name="T1">new RegExp( <text:s/>) </text:span><text:s/>- <text:span text:style-name="T30">Regex não literal</text:span></text:p>
      <text:p text:style-name="P1"/>
      <text:p text:style-name="P1"><text:span text:style-name="T1">.</text:span><text:span text:style-name="T3">test( <text:s/>) </text:span><text:span text:style-name="T29"><text:s/>- </text:span><text:span text:style-name="T30">Testa uma string usando regex e retorna true ou false</text:span></text:p>
      <text:p text:style-name="P1"/>
      <text:p text:style-name="P3"><text:span text:style-name="T1">.</text:span><text:span text:style-name="T3">exec( <text:s/>) </text:span><text:span text:style-name="T29"><text:s/>- </text:span><text:span text:style-name="T30">Testa uma string usando regex e retorna informações do que foi identificado</text:span></text:p>
      <text:p text:style-name="P1"/>
      <text:p text:style-name="P3"><text:span text:style-name="T1">.</text:span><text:span text:style-name="T3">match( <text:s/>) </text:span><text:span text:style-name="T29"><text:s/>- </text:span><text:span text:style-name="T30">Testa um regex em uma string e retorna informações do que foi identificado ou uma lista do que foi encontrado caso tenha a flag ‘g’</text:span></text:p>
      <text:p text:style-name="P1"/>
      <text:p text:style-name="P3"><text:span text:style-name="T1">.</text:span><text:span text:style-name="T3">matchAll( <text:s/>) </text:span><text:span text:style-name="T29"><text:s/>- </text:span><text:span text:style-name="T30">Retorna uma lista com todos os padrões encontrados</text:span></text:p>
      <text:p text:style-name="P1"/>
      <text:p text:style-name="P7"><text:span text:style-name="T1">.search( <text:s/>) </text:span><text:s/>- <text:span text:style-name="T30">Testa um regex em uma string e retorna a posição da primeira ocorrencia ou -1 se nada for encontrado</text:span></text:p>
      <text:p text:style-name="P7"/>
      <text:p text:style-name="P7"><text:span text:style-name="T1">.replaceAll( <text:s/>) </text:span><text:s/>- <text:span text:style-name="T30">Retorna uma nova string com as ocorrencias de um padrão substituidas por outro padrão</text:span></text:p>
      <text:p text:style-name="P7"><text:soft-page-break/><text:span text:style-name="T1">new </text:span><text:s/>- <text:span text:style-name="T30">Cria uma instancia de um tipo de objeto definido pelo usuario</text:span></text:p>
      <text:p text:style-name="P7"/>
      <text:p text:style-name="P7"><text:span text:style-name="T1">.dotall </text:span><text:s/>- <text:span text:style-name="T31">Verifica se a flag ‘s’ tá ativa e retorna true ou false</text:span></text:p>
      <text:p text:style-name="P7"/>
      <text:p text:style-name="P8"><text:span text:style-name="T1">class </text:span><text:s/>- <text:span text:style-name="T31">Define uma classe não literal</text:span></text:p>
      <text:p text:style-name="P8"/>
      <text:p text:style-name="P9"><text:span text:style-name="T1">static </text:span><text:s/>- <text:span text:style-name="T31">Define que o metodo é estatico</text:span></text:p>
      <text:p text:style-name="P8"/>
      <text:p text:style-name="P9"><text:span text:style-name="T1">extends </text:span><text:s/>- <text:span text:style-name="T31">Cria uma classe filha de outra classe</text:span></text:p>
      <text:p text:style-name="P8"/>
      <text:p text:style-name="P9"><text:span text:style-name="T1"># </text:span><text:s/>- <text:span text:style-name="T31">Torna uma propriedade ou metodo privado</text:span></text:p>
      <text:p text:style-name="P8"/>
      <text:p text:style-name="P9"><text:span text:style-name="T1">prototype </text:span><text:s/>- <text:span text:style-name="T31">Cria ou substitui propriedades e metodos após a declaração da classe</text:span></text:p>
      <text:p text:style-name="P8"/>
      <text:p text:style-name="P9"><text:span text:style-name="T1">.call( <text:s/>) </text:span><text:s/>- <text:span text:style-name="T31">Acessa ou altera o valor de um atributo através de uma função</text:span></text:p>
      <text:p text:style-name="P8"/>
      <text:p text:style-name="P10"><text:span text:style-name="T1">.apply( <text:s/>) </text:span><text:s/>- <text:span text:style-name="T31">Acessa ou altera o valor de um atributo através de uma função e os valores precisam estar em um array</text:span></text:p>
      <text:p text:style-name="P8"/>
      <text:p text:style-name="P9"><text:span text:style-name="T1">.bind( <text:s/>) </text:span><text:s/>- <text:span text:style-name="T31">Cria uma nova função apartir de um objeto <text:s/>e de outra função</text:span></text:p>
      <text:p text:style-name="P8"/>
      <text:p text:style-name="P9"><text:span text:style-name="T1">.hasOwnProperty( <text:s/>) </text:span><text:s/>- <text:span text:style-name="T31">Identifica uma propriedade através de um objeto</text:span></text:p>
      <text:p text:style-name="P8"/>
      <text:p text:style-name="P9"><text:span text:style-name="T1">.propertyIsEnumerable( <text:s/>) </text:span><text:s/>- <text:span text:style-name="T31">Verifica se o valor de uma propriedade é iteravel e se é do próprio objeto retornando true ou false</text:span></text:p>
      <text:p text:style-name="P8"/>
      <text:p text:style-name="P9"><text:span text:style-name="T1">.defineProperty( <text:s/>) </text:span><text:s/>- <text:span text:style-name="T31">Define e/ou configura uma propriedade em um objeto</text:span></text:p>
      <text:p text:style-name="P8"/>
      <text:p text:style-name="P9"><text:span text:style-name="T1">.defineProperties( <text:s/>) </text:span><text:s/>- <text:span text:style-name="T31">Define e/ou configura varias propriedades em um objeto</text:span></text:p>
      <text:p text:style-name="P8"/>
      <text:p text:style-name="P9"><text:span text:style-name="T1">.getOwnPropertyDescriptor( <text:s/>) </text:span><text:s/>- <text:span text:style-name="T31">Acessa as configurações de uma propriedade</text:span></text:p>
      <text:p text:style-name="P8"/>
      <text:p text:style-name="P9"><text:span text:style-name="T1">Object.preventExtensions( <text:s/>) </text:span><text:s/>- <text:span text:style-name="T31">Bloqueia adições ou remoções externas no objeto</text:span></text:p>
      <text:p text:style-name="P8"/>
      <text:p text:style-name="P9"><text:span text:style-name="T1">Object.isExtensible( <text:s/>) </text:span><text:s/>- <text:span text:style-name="T31">Verifica se o objeto é extensivel e retorna true ou false</text:span></text:p>
      <text:p text:style-name="P8"/>
      <text:p text:style-name="P9"><text:span text:style-name="T1">Object.seal( <text:s/>) </text:span><text:s/>- <text:span text:style-name="T31">Sela um objeto</text:span></text:p>
      <text:p text:style-name="P8"/>
      <text:p text:style-name="P9"><text:span text:style-name="T1">Object.isSealed( <text:s/>) </text:span><text:s/>- <text:span text:style-name="T31">Verifica se o objeto esta selado e retorna true ou false</text:span></text:p>
      <text:p text:style-name="P8"/>
      <text:p text:style-name="P9"><text:span text:style-name="T1">Object.freeze( <text:s/>) </text:span><text:s/>- <text:span text:style-name="T31">Congela um objeto</text:span></text:p>
      <text:p text:style-name="P8"/>
      <text:p text:style-name="P9"><text:span text:style-name="T1">Object.isFrozen( <text:s/>) </text:span><text:s/>- <text:span text:style-name="T31">Verifica se o objeto esta congelado e retorna true ou false</text:span></text:p>
      <text:p text:style-name="P8"/>
      <text:p text:style-name="P9"><text:span text:style-name="T1">Object.getPrototypeof( <text:s/>) </text:span><text:s/>- <text:span text:style-name="T31">Retorna a função construtora da qual o objeto foi criado</text:span></text:p>
      <text:p text:style-name="P8"/>
      <text:p text:style-name="P9"><text:soft-page-break/><text:span text:style-name="T1">Object.create( <text:s/>) </text:span><text:s/>- <text:span text:style-name="T31">Cria um objeto a partir de outro</text:span></text:p>
      <text:p text:style-name="P8"/>
      <text:p text:style-name="P9"><text:span text:style-name="T1">instanceof </text:span><text:s/>- <text:span text:style-name="T31">Verifica </text:span><text:span text:style-name="T32">se o objeto foi criado a partir da função construtora</text:span><text:span text:style-name="T31"> e retorna true ou false</text:span></text:p>
      <text:p text:style-name="P8"/>
      <text:p text:style-name="P11"><text:span text:style-name="T1">\n </text:span><text:s/>- Quebra a linha</text:p>
      <text:p text:style-name="P11"/>
      <text:p text:style-name="P12"><text:span text:style-name="T4">try { <text:s/>} </text:span><text:s/>- Testa o codigo <text:span text:style-name="T13">↑</text:span></text:p>
      <text:p text:style-name="P12"/>
      <text:p text:style-name="P12"><text:span text:style-name="T4">catch( <text:s/>) { <text:s/>} </text:span><text:s/>- Captura o erro do try</text:p>
      <text:p text:style-name="P12"/>
      <text:p text:style-name="P12"><text:span text:style-name="T4">finally { <text:s/>} </text:span><text:s/>- Final da ação try : catch</text:p>
      <text:p text:style-name="P12"/>
      <text:p text:style-name="P12"><text:span text:style-name="T4">throw new </text:span><text:s/>- Gera um novo erro</text:p>
      <text:p text:style-name="P12"/>
      <text:p text:style-name="P12"><text:span text:style-name="T4">document.forms </text:span><text:s/>- Captura todos os forms da pagina</text:p>
      <text:p text:style-name="P12"/>
      <text:p text:style-name="P16"><text:span text:style-name="T4">document.forms.item( <text:s/>) </text:span><text:s/>- Captura um formulario pela posição</text:p>
      <text:p text:style-name="P16"/>
      <text:p text:style-name="P16"><text:span text:style-name="T4">document.forms.namedItem(“ “) </text:span><text:s/>- Captura um formulario pelo name=” “</text:p>
      <text:p text:style-name="P16"/>
      <text:p text:style-name="P16"><text:span text:style-name="T4">document.forms[ <text:s/>].elements[ <text:s/>] </text:span><text:s/>- Captura um input de um formulario e o formulario pela posição</text:p>
      <text:p text:style-name="P16"/>
      <text:p text:style-name="P16"><text:span text:style-name="T4">new Date( <text:s/>) </text:span><text:s/>- Cria um novo objeto do tipo Date</text:p>
      <text:p text:style-name="P16"/>
      <text:p text:style-name="P16"><text:span text:style-name="T4">.getDate( <text:s/>) </text:span><text:s/>- <text:span text:style-name="T34">Retorna o dia do mês atual</text:span> (.set para alterar)</text:p>
      <text:p text:style-name="P16"/>
      <text:p text:style-name="P16"><text:span text:style-name="T4">.getMonth( <text:s/>) </text:span><text:s/>- <text:span text:style-name="T34">Retorna o mês atual</text:span> (.set para alterar)</text:p>
      <text:p text:style-name="P16"/>
      <text:p text:style-name="P17"><text:span text:style-name="T4">.getFullYear( <text:s/>) </text:span><text:s/>- <text:span text:style-name="T34">Retorna o ano atual</text:span> (.set para alterar)</text:p>
      <text:p text:style-name="P16"/>
      <text:p text:style-name="P17"><text:span text:style-name="T4">.getDay( <text:s/>) </text:span><text:s/>- <text:span text:style-name="T34">Retorna o dia da semana atual</text:span> (.set para alterar)</text:p>
      <text:p text:style-name="P16"/>
      <text:p text:style-name="P17"><text:span text:style-name="T4">.getHours( <text:s/>) </text:span><text:s/>- <text:span text:style-name="T34">Retorna a hora atual</text:span> (.set para alterar)</text:p>
      <text:p text:style-name="P16"/>
      <text:p text:style-name="P17"><text:span text:style-name="T4">.getMinutes( <text:s/>) </text:span><text:s/>- <text:span text:style-name="T34">Retorna o minuto atual</text:span> (.set para alterar)</text:p>
      <text:p text:style-name="P16"/>
      <text:p text:style-name="P16"><text:span text:style-name="T4">.getSeconds( <text:s/>) </text:span><text:s/>- <text:span text:style-name="T34">Retorna o segundo </text:span><text:span text:style-name="T35">atual</text:span> (.set para alterar)</text:p>
      <text:p text:style-name="P16"/>
      <text:p text:style-name="P18"><text:span text:style-name="T4">.toDateString( <text:s/>) </text:span><text:s/>- <text:span text:style-name="T35">Retorna o dia do mês atual por estenço</text:span></text:p>
      <text:p text:style-name="P16"/>
      <text:p text:style-name="P16"><text:span text:style-name="T4">.toLocaleDateString( <text:s/>) </text:span><text:s/>- <text:span text:style-name="T35">Retorna a data atual no formato padrão</text:span></text:p>
      <text:p text:style-name="P16"/>
      <text:p text:style-name="P18"><text:span text:style-name="T4">.toLocaleString( <text:s/>) </text:span><text:s/>- <text:s/><text:span text:style-name="T35">Retorna as horas e a data atual no formato padrão</text:span></text:p>
      <text:p text:style-name="P12"/>
      <text:p text:style-name="P19"><text:soft-page-break/><text:span text:style-name="T1">Math.E </text:span><text:s/>- Retorna o numero Euler</text:p>
      <text:p text:style-name="P19"/>
      <text:p text:style-name="P19"><text:span text:style-name="T1">Math.PI </text:span><text:s/>- Retorna o numero PI</text:p>
      <text:p text:style-name="P19"/>
      <text:p text:style-name="P19"><text:span text:style-name="T1">Math.SQRT2 </text:span><text:s/>- Retorna a raiz quadrada de 2</text:p>
      <text:p text:style-name="P19"/>
      <text:p text:style-name="P19"><text:span text:style-name="T1">Math.SQRT1_2 </text:span><text:s/>- Retorna a raiz quadrada de ½</text:p>
      <text:p text:style-name="P19"/>
      <text:p text:style-name="P19"><text:span text:style-name="T1">Math.LN2 </text:span><text:s/>- Retorna o logaritmo natural de 2</text:p>
      <text:p text:style-name="P19"/>
      <text:p text:style-name="P19"><text:span text:style-name="T1">Math.LN10 </text:span><text:s/>- Retorna o logaritmo natural de 10</text:p>
      <text:p text:style-name="P19"/>
      <text:p text:style-name="P19"><text:span text:style-name="T1">Math.LOG2E </text:span><text:s/>- Retorna a base 2 do logaritmo de E</text:p>
      <text:p text:style-name="P19"/>
      <text:p text:style-name="P19"><text:span text:style-name="T1">Math.LOG10E </text:span><text:s/>- Retorna a base decimal do logaritmo de E<text:tab/></text:p>
      <text:p text:style-name="P12"/>
      <text:p text:style-name="P26"><text:span text:style-name="T5">Math.abs(x) </text:span><text:span text:style-name="T37"><text:s/>- </text:span>Retorna o valor absoluto de X</text:p>
      <text:p text:style-name="P26"/>
      <text:p text:style-name="P26"><text:span text:style-name="T5">Math.acos(x) </text:span><text:span text:style-name="T37"><text:s/>- </text:span>Retorna o arco cosseno de X</text:p>
      <text:p text:style-name="P26"/>
      <text:p text:style-name="P26"><text:span text:style-name="T5">Math.asin(x) </text:span><text:span text:style-name="T37"><text:s/>- </text:span>Retorna o arco seno de X</text:p>
      <text:p text:style-name="P26"/>
      <text:p text:style-name="P26"><text:span text:style-name="T5">Math.atan(x) </text:span><text:span text:style-name="T37"><text:s/>- </text:span>Retorna o arco tangente de X como um valor numérico entre PI/2 e PI/2 radiano</text:p>
      <text:p text:style-name="P26"/>
      <text:p text:style-name="P26"><text:span text:style-name="T5">Math.</text:span><text:span text:style-name="T6">atan2(y,x)</text:span><text:span text:style-name="T5"> </text:span><text:span text:style-name="T37"><text:s/>- Retorna o arco tangente do quociente dos argumentos <text:s/></text:span><text:span text:style-name="T38">Y</text:span><text:span text:style-name="T37"> e </text:span><text:span text:style-name="T38">X</text:span></text:p>
      <text:p text:style-name="P26"><text:span text:style-name="T38"/></text:p>
      <text:p text:style-name="P26"><text:span text:style-name="T5">Math.</text:span><text:span text:style-name="T6">ceil(x)</text:span><text:span text:style-name="T5"> </text:span><text:span text:style-name="T37"><text:s/>- Retorna o valor de X arredondado para cima</text:span></text:p>
      <text:p text:style-name="P26"><text:span text:style-name="T37"/></text:p>
      <text:p text:style-name="P26"><text:span text:style-name="T5">Math.</text:span><text:span text:style-name="T6">cos(x)</text:span><text:span text:style-name="T5"> </text:span><text:span text:style-name="T37"><text:s/>- Retorna o cosseno de </text:span><text:span text:style-name="T38">X</text:span><text:span text:style-name="T37"> em radianos</text:span></text:p>
      <text:p text:style-name="P26"><text:span text:style-name="T37"/></text:p>
      <text:p text:style-name="P26"><text:span text:style-name="T5">Math.</text:span><text:span text:style-name="T6">exp(x)</text:span><text:span text:style-name="T5"> </text:span><text:span text:style-name="T37"><text:s/>- Retorna o valor de </text:span><text:span text:style-name="T39">Math.</text:span><text:span text:style-name="T37">E </text:span><text:span text:style-name="T39">elevado a X</text:span></text:p>
      <text:p text:style-name="P26"><text:span text:style-name="T39"/></text:p>
      <text:p text:style-name="P26"><text:span text:style-name="T5">Math.</text:span><text:span text:style-name="T6">floor(x)</text:span><text:span text:style-name="T5"> </text:span><text:span text:style-name="T37"><text:s/>- Retorna o valor de X arredondado para baixo</text:span></text:p>
      <text:p text:style-name="P26"><text:span text:style-name="T37"/></text:p>
      <text:p text:style-name="P26"><text:span text:style-name="T5">Math.</text:span><text:span text:style-name="T6">log(x)</text:span><text:span text:style-name="T5"> </text:span><text:span text:style-name="T37"><text:s/>- Retorna o logaritmo natural (base </text:span><text:span text:style-name="T39">Math.</text:span><text:span text:style-name="T37">E) de </text:span><text:span text:style-name="T38">X</text:span></text:p>
      <text:p text:style-name="P26"><text:span text:style-name="T38"/></text:p>
      <text:p text:style-name="P26"><text:span text:style-name="T5">Math.</text:span><text:span text:style-name="T6">max(x, y, z, …)</text:span><text:span text:style-name="T5"> </text:span><text:span text:style-name="T37"><text:s/>- Retorna o maior valor dos argumentos</text:span></text:p>
      <text:p text:style-name="P26"><text:span text:style-name="T37"/></text:p>
      <text:p text:style-name="P26"><text:span text:style-name="T5">Math.</text:span><text:span text:style-name="T6">min(x, y, z, …)</text:span><text:span text:style-name="T5"> </text:span><text:span text:style-name="T37"><text:s/>- Retorna o menor valor dos argumentos</text:span></text:p>
      <text:p text:style-name="P26"><text:span text:style-name="T37"/></text:p>
      <text:p text:style-name="P26"><text:span text:style-name="T5">Math.</text:span><text:span text:style-name="T6">pow(x, y)</text:span><text:span text:style-name="T5"> </text:span><text:span text:style-name="T37"><text:s/>- Retorna o valor de </text:span><text:span text:style-name="T38">X</text:span><text:span text:style-name="T37"> elevado a </text:span><text:span text:style-name="T38">Y</text:span></text:p>
      <text:p text:style-name="P26"><text:span text:style-name="T38"/></text:p>
      <text:p text:style-name="P26"><text:span text:style-name="T5">Math.</text:span><text:span text:style-name="T6">random( <text:s/>)</text:span><text:span text:style-name="T5"> </text:span><text:span text:style-name="T37"><text:s/>- Retorna um número aleatório entre 0 e 1</text:span></text:p>
      <text:p text:style-name="P26"><text:span text:style-name="T37"/></text:p>
      <text:p text:style-name="P27"><text:span text:style-name="T44">Math.random( <text:s/>)*</text:span><text:span text:style-name="T45">num</text:span><text:span text:style-name="T44"> </text:span><text:span text:style-name="T37"><text:s/>- </text:span><text:span text:style-name="T40">Retorna um numero aleatorio entre 0 e o numero especificado</text:span></text:p>
      <text:p text:style-name="P27"><text:soft-page-break/><text:span text:style-name="T44">Math.floor(Math.random( <text:s/>)*</text:span><text:span text:style-name="T45">num</text:span><text:span text:style-name="T44">) </text:span><text:span text:style-name="T37"><text:s/>- </text:span><text:span text:style-name="T40">Retorna um numero arredondado aleatorio entre 0 e o numero especificado</text:span></text:p>
      <text:p text:style-name="P27"><text:span text:style-name="T40"/></text:p>
      <text:p text:style-name="P26"><text:span text:style-name="T5">Math.</text:span><text:span text:style-name="T6">round(x)</text:span><text:span text:style-name="T5"> </text:span><text:span text:style-name="T37"><text:s/>- Retorna o inteiro mais próximo, arredonda para cima ou para baixo</text:span></text:p>
      <text:p text:style-name="P26"><text:span text:style-name="T37"/></text:p>
      <text:p text:style-name="P26"><text:span text:style-name="T5">Math.</text:span><text:span text:style-name="T6">sin(x)</text:span><text:span text:style-name="T5"> </text:span><text:span text:style-name="T37"><text:s/>- Retorna o seno de </text:span><text:span text:style-name="T38">X</text:span><text:span text:style-name="T37"> em radianos</text:span></text:p>
      <text:p text:style-name="P26"><text:span text:style-name="T37"/></text:p>
      <text:p text:style-name="P26"><text:span text:style-name="T5">Math.</text:span><text:span text:style-name="T6">sqrt(x)</text:span><text:span text:style-name="T5"> </text:span><text:span text:style-name="T37"><text:s/>- Retorna a raiz quadrada de </text:span><text:span text:style-name="T38">X</text:span></text:p>
      <text:p text:style-name="P26"><text:span text:style-name="T38"/></text:p>
      <text:p text:style-name="P20"><text:span text:style-name="T14">Math.</text:span><text:span text:style-name="T15">tan(x)</text:span><text:span text:style-name="T14"> </text:span><text:span text:style-name="T16"><text:s/>- Retorna a tangente do ângulo </text:span><text:span text:style-name="T17">X</text:span></text:p>
      <text:p text:style-name="P12"/>
      <text:p text:style-name="P21"><text:span text:style-name="T4">keydown </text:span><text:s/>- <text:span text:style-name="T46">Evento quando uma tecla é pressionada</text:span></text:p>
      <text:p text:style-name="P21"/>
      <text:p text:style-name="P21"><text:span text:style-name="T4">.key </text:span><text:s/>- <text:span text:style-name="T46">Retorna a tecla pressionada</text:span></text:p>
      <text:p text:style-name="P21"/>
      <text:p text:style-name="P21"><text:span text:style-name="T4">requestAnimationFrame( <text:s/>) </text:span><text:s/>- <text:span text:style-name="T46">Executa uma animação com frames automaticos, ou seja, executa uma função em loop com tempo definido automaticamente</text:span></text:p>
      <text:p text:style-name="P21"/>
      <text:p text:style-name="P21"><text:span text:style-name="T4">cancelAnimationFrame </text:span><text:s/>- <text:span text:style-name="T46">Interrompe uma animação</text:span></text:p>
      <text:p text:style-name="P12"/>
      <text:p text:style-name="P22"><text:span text:style-name="T4">.hasAttribute(“ “) </text:span><text:s/>- Verifica se um elemento possui um atributo especifico</text:p>
      <text:p text:style-name="P12"/>
      <text:p text:style-name="P22"><text:span text:style-name="T4">.removeAttribute(“ “) </text:span><text:s/>- Remove um atributo especifico de um elemento</text:p>
      <text:p text:style-name="P22"/>
      <text:p text:style-name="P23"><text:span text:style-name="T4">.charAt( <text:s/>) </text:span><text:s/>- Retorna <text:span text:style-name="T47">o</text:span> caractere <text:span text:style-name="T19">que esta na posição </text:span><text:span text:style-name="T20">especificada</text:span></text:p>
      <text:p text:style-name="P12"/>
      <text:p text:style-name="P13"><text:span text:style-name="T4">.</text:span><text:span text:style-name="T7">charCodeAt( <text:s/>) </text:span><text:span text:style-name="T47"><text:s/>- R</text:span><text:span text:style-name="T19">etorna o codigo do caractere que esta na posição </text:span><text:span text:style-name="T20">especificada</text:span></text:p>
      <text:p text:style-name="P12"/>
      <text:p text:style-name="P24"><text:span text:style-name="T4">fromCharCode( <text:s/>) </text:span><text:s/>- <text:s/><text:span text:style-name="T19">Retorna o caractere apartir do codigo </text:span><text:span text:style-name="T18">especificado</text:span></text:p>
      <text:p text:style-name="P12"/>
      <text:p text:style-name="P12"><text:span text:style-name="T4">.</text:span><text:span text:style-name="T8">concat( <text:s/>) </text:span><text:span text:style-name="T48"><text:s/>- Concatena strings </text:span></text:p>
      <text:p text:style-name="P12"/>
      <text:p text:style-name="P12"><text:span text:style-name="T4">.</text:span><text:span text:style-name="T8">lastIndexOf(“ “) </text:span><text:span text:style-name="T48"><text:s/>- Retorna a posição do ultimo caractere encontrado ou -1</text:span></text:p>
      <text:p text:style-name="P12"/>
      <text:p text:style-name="P24"><text:span text:style-name="T4">.localeCompare( <text:s/>) </text:span><text:s/>- Compara duas strings e verifica se são iguais, retornando 0 ou -1</text:p>
      <text:p text:style-name="P24"/>
      <text:p text:style-name="P24"><text:span text:style-name="T4">.slice( <text:s/>) </text:span><text:s/>- Corta e captura <text:span text:style-name="T49">apartir de uma posição inicial e final</text:span></text:p>
      <text:p text:style-name="P12"/>
      <text:p text:style-name="P14"><text:span text:style-name="T4">.</text:span><text:span text:style-name="T9">split(“ “) </text:span><text:span text:style-name="T49"><text:s/>- </text:span><text:span text:style-name="T50">Divide uma string apartir de um caractere especificado e retorna as divisões em um array</text:span></text:p>
      <text:p text:style-name="P14"/>
      <text:p text:style-name="P15"><text:span text:style-name="T4">.</text:span><text:span text:style-name="T10">substring( <text:s/>) </text:span><text:span text:style-name="T50"><text:s/>- Semelhante ao slice </text:span><text:span text:style-name="T51">vai cortar e capturar uma string da posição inicial até a posição final</text:span></text:p>
      <text:p text:style-name="P15"/>
      <text:p text:style-name="P15"><text:span text:style-name="T4">.</text:span><text:span text:style-name="T11">trim( <text:s/>) </text:span><text:span text:style-name="T51"><text:s/>- Remove espaços antes e depois de uma string</text:span></text:p>
      <text:p text:style-name="P15"/>
      <text:p text:style-name="P32"><text:soft-page-break/><text:span text:style-name="T1">.startsWith(“ “) </text:span><text:span text:style-name="T33"><text:s/>- </text:span><text:span text:style-name="T54">Verifica se uma string começa com os caracteres especificados e retorna true ou false</text:span></text:p>
      <text:p text:style-name="P15"/>
      <text:p text:style-name="P33"><text:span text:style-name="T1">.endsWith(“ “) </text:span><text:span text:style-name="T33"><text:s/>- </text:span><text:span text:style-name="T54">Verifica se uma string </text:span><text:span text:style-name="T55">termina</text:span><text:span text:style-name="T54"> com os caracteres especificados e retorna true ou false</text:span></text:p>
      <text:p text:style-name="P15"/>
      <text:p text:style-name="P28">.includes(“ “) <text:span text:style-name="T41"><text:s/>- Determina se um array contêm determinado </text:span><text:span text:style-name="T43">item</text:span><text:span text:style-name="T41">, ou se uma string possui os caracteres especificados</text:span></text:p>
      <text:p text:style-name="P15"/>
      <text:p text:style-name="P30">.repeat( <text:s/>) <text:span text:style-name="T41"><text:s/>- </text:span><text:span text:style-name="T42">C</text:span><text:span text:style-name="T41">oncatena uma mesma string determinado numero de vezes</text:span></text:p>
      <text:p text:style-name="P29"/>
      <text:p text:style-name="P34"><text:span text:style-name="T12">.search(“ ”) </text:span><text:span text:style-name="T53"><text:s/>- Busca uma ocorrencia e retorna a posição do primeiro caractere encontrado</text:span></text:p>
      <text:p text:style-name="P15"/>
      <text:p text:style-name="P35"><text:span text:style-name="T1">.valueOf( <text:s/>) </text:span><text:span text:style-name="T33"><text:s/>- </text:span><text:span text:style-name="T55">R</text:span><text:span text:style-name="T33">etornar o valor primitivo do objeto especificado </text:span><text:span text:style-name="T56">ou o valor original</text:span></text:p>
      <text:p text:style-name="P15"/>
      <text:p text:style-name="P31">.fromCodePoint( <text:s/>) <text:span text:style-name="T41"><text:s/>- Retorna / transforma o codigo ascii em caractere</text:span></text:p>
      <text:p text:style-name="P15"/>
      <text:p text:style-name="P25">-Window-</text:p>
      <text:p text:style-name="P15"/>
      <text:p text:style-name="P15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1-13T23:17:47.235616312</dc:date>
    <meta:editing-duration>PT2H53M2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0" meta:paragraph-count="206" meta:word-count="1962" meta:character-count="11203" meta:non-whitespace-character-count="9140"/>
  </office:meta>
</office:document-meta>
</file>